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font-name="Consolas1" style:font-name-asian="Consolas1" style:language-asian="zh" style:country-asian="CN"/>
    </style:style>
    <style:style style:name="P3" style:family="paragraph" style:parent-style-name="Heading_20_3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你的阳光技术频道Web开发测试题 阅卷结果</text:h>
      <text:p text:style-name="P1">答卷人：杨艺宾 <text:a xlink:type="simple" xlink:href="mailto:yangyibinde@126.com">yangyibinde@126.com</text:a></text:p>
      <text:p text:style-name="P1">阅卷人：阳光男孩</text:p>
      <text:p text:style-name="P1">日期：2008-06-08</text:p>
      <text:h text:style-name="Heading_20_2" text:outline-level="2">二、静态网页制作</text:h>
      <text:p text:style-name="P1">⒋</text:p>
      <text:p text:style-name="P1">原创性：从图像元数据看，作品主体为原创</text:p>
      <text:p text:style-name="P1">浏览器显示效果：Opera9.26、Firefox2、Safari3.1、IE8能显示页面，但是没有达到自适应宽度的要求；IE7（通过IE8的Developer Tools模拟）不能正常显示页面，显示效果如24_ie7.png所示。</text:p>
      <text:p text:style-name="P1">Web标准：未能通过validator.w3.org的检测，缺少doctype声明。从代码看起来，你正在HTML与XHTML之间挣扎，&lt;img /&gt;是XHTML的写法，而XHTML是有严格的格式要求的，从doctype到各级标签，直到img的alt属性，都要严格遵循标准。</text:p>
      <text:h text:style-name="Heading_20_2" text:outline-level="2">三、客户端脚本开发</text:h>
      <text:p text:style-name="P1">⒋正确。</text:p>
      <text:p text:style-name="P1">抬头一看，原来上次我已经给了答案的。</text:p>
      <text:p text:style-name="P1">这个东西经常要写，希望以后能背出来。</text:p>
      <text:h text:style-name="Heading_20_2" text:outline-level="2">四、服务端应用开发</text:h>
      <text:h text:style-name="P3" text:outline-level="3">㈠PHP部分</text:h>
      <text:p text:style-name="P1">⒉</text:p>
      <text:p text:style-name="P1">直接运行页面，页面有Notice: Use of undefined constant file - assumed 'file' in E:\web\sites\yoursunny\z\2008\jobs\yangyibin\412.php on line 3</text:p>
      <text:p text:style-name="P1">修正此错误后，程序能运行，但是窗口显示乱码（选择自动检测或UTF-8均为乱码），需要手动选择GBK才能正常显示中文。</text:p>
      <text:p text:style-name="Standard"><text:span text:style-name="T1">正确方法是，每从文件取一行，都要用iconv将gbk编码转换为utf-8编码；php文件本身的编码必须是utf-8（记事本保存时可以选择）。告诉浏览器发回的MIME类型和编码，用echo"&lt;meta http-equiv='Content-Type' content='text/plain; charset=utf8' /&gt;";是无效的，应该写成header('Content-Type: text/plain; charset=utf-8');，并注意utf-8之间有连字符。</text:span></text:p>
      <text:p text:style-name="P1">⒊</text:p>
      <text:p text:style-name="P1">在连接失败的情况下，PHP如果开着warning就会显示MySQL用户名；在mysql_connect函数前加个@，即写成@mysql_connect，就可以防止出现警告信息，增强安全性。</text:p>
      <text:p text:style-name="P1"><text:soft-page-break/>mysql_db_query这个函数可以完成功能；在需要对同一数据库作多个操作时，我建议使用mysql_select_db，然后就不需要每次写上数据库名字了。</text:p>
      <text:p text:style-name="P1">题目要求是获得关联数组，你用的mysql_fetch_row只能获得枚举数组，应该使用mysql_fetch_assoc。</text:p>
      <text:h text:style-name="P3" text:outline-level="3">㈡ASP.NET部分</text:h>
      <text:p text:style-name="P1">⒉</text:p>
      <text:p text:style-name="P1">我平常用的是C#，并不熟悉VB.NET语言。在测试服务器上，你的页面能正确编译。</text:p>
      <text:p text:style-name="P1">用Opera浏览器打开网页，页面能正常显示，能正常上传文件。上传文件后看不到改变尺寸后的图片，在服务器上建立images目录后就能够看到文件。</text:p>
      <text:p text:style-name="P1">图片能够缩小或放大尺寸，但是尺寸总是为500x375，未能保持原有比例（对499x748的图片也返回500x375的尺寸）；这种做法并不正确，应该保持原来的长宽比例。输出图片不够清晰。</text:p>
      <text:p text:style-name="P1">上传非图片的php文件，不提示出错，服务器上没有出现文件。上传开头插入了图片数据的php文件，不提示出错，服务器上出现了文件且扩展名为php，但是原先位于末尾的php程序码已经消失——虽然无法攻击成功，这仍然是严重的安全漏洞，因为攻击者可以随意创建php文件。上传同名文件，无任何警告即覆盖。</text:p>
      <text:p text:style-name="P1">最后附上一段我的改变图片尺寸代码：</text:p>
      <text:p text:style-name="P2"><text:s text:c="8"/>private void ResizeImage(Stream input, Stream output, int width, int height, out int w, out int h)</text:p>
      <text:p text:style-name="P2"><text:s text:c="8"/>{</text:p>
      <text:p text:style-name="P2"><text:s text:c="12"/>w = 0; h = 0;</text:p>
      <text:p text:style-name="P2"><text:s text:c="12"/>try</text:p>
      <text:p text:style-name="P2"><text:s text:c="12"/>{</text:p>
      <text:p text:style-name="P2"><text:s text:c="16"/>Bitmap bmp = new Bitmap(input);</text:p>
      <text:p text:style-name="P2"><text:s text:c="16"/>w = bmp.Width;</text:p>
      <text:p text:style-name="P2"><text:s text:c="16"/>h = bmp.Height;</text:p>
      <text:p text:style-name="P2"><text:s text:c="16"/>if (w &gt; width)</text:p>
      <text:p text:style-name="P2"><text:s text:c="16"/>{</text:p>
      <text:p text:style-name="P2"><text:s text:c="20"/>h = Convert.ToInt32((float)h * width / w);</text:p>
      <text:p text:style-name="P2"><text:s text:c="20"/>w = width;</text:p>
      <text:p text:style-name="P2"><text:s text:c="16"/>}</text:p>
      <text:p text:style-name="P2"><text:s text:c="16"/>if (h &gt; height)</text:p>
      <text:p text:style-name="P2"><text:s text:c="16"/>{</text:p>
      <text:p text:style-name="P2"><text:s text:c="20"/>w = Convert.ToInt32((float)w * height / h);</text:p>
      <text:p text:style-name="P2"><text:s text:c="20"/>h = height;</text:p>
      <text:p text:style-name="P2"><text:s text:c="16"/>}</text:p>
      <text:p text:style-name="P2"><text:s text:c="16"/>Bitmap thumb = new Bitmap(w, h, PixelFormat.Format24bppRgb);</text:p>
      <text:p text:style-name="P2"><text:s text:c="16"/>Graphics g = Graphics.FromImage(thumb);</text:p>
      <text:p text:style-name="P2"><text:s text:c="16"/>g.InterpolationMode = InterpolationMode.HighQualityBicubic;</text:p>
      <text:p text:style-name="P2"><text:s text:c="16"/>g.PixelOffsetMode = PixelOffsetMode.HighQuality;</text:p>
      <text:p text:style-name="P2"><text:soft-page-break/><text:s text:c="16"/>g.SmoothingMode = SmoothingMode.HighQuality;</text:p>
      <text:p text:style-name="P2"><text:s text:c="16"/>g.Clear(Color.White);</text:p>
      <text:p text:style-name="P2"><text:s text:c="16"/>g.DrawImage(bmp, new Rectangle(0, 0, w, h), new Rectangle(0, 0, bmp.Width, bmp.Height), GraphicsUnit.Pixel);</text:p>
      <text:p text:style-name="P2"><text:s text:c="16"/>thumb.Save(output, System.Drawing.Imaging.ImageFormat.Jpeg);</text:p>
      <text:p text:style-name="P2"><text:s text:c="16"/>g.Dispose();</text:p>
      <text:p text:style-name="P2"><text:s text:c="16"/>thumb.Dispose();</text:p>
      <text:p text:style-name="P2"><text:s text:c="12"/>}</text:p>
      <text:p text:style-name="P2"><text:s text:c="12"/>catch { }</text:p>
      <text:p text:style-name="P2"><text:s text:c="8"/>}</text:p>
      <text:p text:style-name="P1">其中InterpolationMode、PixelOffsetMode、SmoothingMode这三个设置使得图像质量最高；用GetThumbnailImage是无法获得高质量图像的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sunny boy</dc:creator>
    <dc:date>2008-06-08T20:59:41</dc:date>
    <meta:editing-cycles>2</meta:editing-cycles>
    <meta:editing-duration>PT4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2" meta:word-count="656" meta:character-count="2809"/>
  </office:meta>
</office:document-meta>
</file>